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6d25"/>
    </style:style>
    <style:style style:name="T1" style:family="text">
      <style:text-properties officeooo:rsid="00006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TP Windows</text:span></text:p>
      <text:p text:style-name="P1"><text:span text:style-name="T1"/></text:p>
      <text:p text:style-name="P1"><text:a xlink:type="simple" xlink:href="http://www.ite.educacion.es/formacion/materiales/85/cd/windows/14IIS2/index.html"><text:span text:style-name="T1">http://www.ite.educacion.es/formacion/materiales/85/cd/windows/14IIS2/index.html</text:span></text:a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2-12T04:38:23</meta:creation-date>
    <dc:date>2012-12-12T04:39:09</dc:date>
    <dc:creator>ivan </dc:creator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91" meta:non-whitespace-character-count="90"/>
    <meta:generator>LibreOffice/3.6$Linux_x86 LibreOffice_project/360m1$Build-2</meta:generator>
  </office:meta>
</office:document-meta>
</file>